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FB69FDFE34C9C1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03cm" svg:height="8.601cm" svg:x="1.644cm" svg:y="1.0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9.6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.644cm" svg:y="18.2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.0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9.6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7.744cm" svg:y="18.2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.0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9.67cm">
          <draw:image xlink:href="Pictures/10000201000002D1000003F8FB69FDFE34C9C1C8.png" xlink:type="simple" xlink:show="embed" xlink:actuate="onLoad" loext:mime-type="image/png">
            <text:p/>
          </draw:image>
        </draw:frame>
        <draw:frame draw:style-name="gr1" draw:text-style-name="P1" draw:layer="layout" svg:width="6.103cm" svg:height="8.601cm" svg:x="13.844cm" svg:y="18.27cm">
          <draw:image xlink:href="Pictures/10000201000002D1000003F8FB69FDFE34C9C1C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3T16:26:37.323117490</meta:print-date>
    <dc:date>2024-01-24T14:55:20.157748074</dc:date>
    <meta:editing-duration>PT57M47S</meta:editing-duration>
    <meta:editing-cycles>11</meta:editing-cycles>
    <meta:generator>LibreOffice/6.4.7.2$Linux_X86_64 LibreOffice_project/40$Build-2</meta:generator>
    <meta:document-statistic meta:object-count="9"/>
  </office:meta>
</office:document-meta>
</file>